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so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vc0</text:p>
          </table:table-cell>
          <table:table-cell office:value-type="string" calcext:value-type="string">
            <text:p>so2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vc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pra1</text:p>
          </table:table-cell>
          <table:table-cell office:value-type="string" calcext:value-type="string">
            <text:p>pra2</text:p>
          </table:table-cell>
          <table:table-cell office:value-type="string" calcext:value-type="string">
            <text:p>pdiff</text:p>
          </table:table-cell>
          <table:table-cell office:value-type="string" calcext:value-type="string">
            <text:p>pra0</text:p>
          </table:table-cell>
          <table:table-cell office:value-type="string" calcext:value-type="string">
            <text:p>vcdiff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43.022462540601" calcext:value-type="float">
            <text:p>743.0224625406</text:p>
          </table:table-cell>
          <table:table-cell office:value-type="float" office:value="0" calcext:value-type="float">
            <text:p>0</text:p>
          </table:table-cell>
          <table:table-cell office:value-type="float" office:value="619.1853854505" calcext:value-type="float">
            <text:p>619.185385450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9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3" calcext:value-type="float">
            <text:p>203</text:p>
          </table:table-cell>
          <table:table-cell office:value-type="float" office:value="619.185385450499" calcext:value-type="float">
            <text:p>619.1853854505</text:p>
          </table:table-cell>
          <table:table-cell office:value-type="float" office:value="0.546666666666667" calcext:value-type="float">
            <text:p>0.5466666667</text:p>
          </table:table-cell>
          <table:table-cell office:value-type="float" office:value="0.633333333333333" calcext:value-type="float">
            <text:p>0.6333333333</text:p>
          </table:table-cell>
          <table:table-cell office:value-type="float" office:value="0.354679802955665" calcext:value-type="float">
            <text:p>0.354679803</text:p>
          </table:table-cell>
          <table:table-cell office:value-type="float" office:value="1.52666666666667" calcext:value-type="float">
            <text:p>1.5266666667</text:p>
          </table:table-cell>
          <table:table-cell table:formula="of:=[.H2]/[.E2]" office:value-type="float" office:value="0.3" calcext:value-type="float">
            <text:p>0.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145.32895248449" calcext:value-type="float">
            <text:p>4145.3289524845</text:p>
          </table:table-cell>
          <table:table-cell office:value-type="float" office:value="0" calcext:value-type="float">
            <text:p>0</text:p>
          </table:table-cell>
          <table:table-cell office:value-type="float" office:value="3454.44079373707" calcext:value-type="float">
            <text:p>3454.440793737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4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215" calcext:value-type="float">
            <text:p>215</text:p>
          </table:table-cell>
          <table:table-cell office:value-type="float" office:value="3454.44079373705" calcext:value-type="float">
            <text:p>3454.4407937371</text:p>
          </table:table-cell>
          <table:table-cell office:value-type="float" office:value="0.72" calcext:value-type="float">
            <text:p>0.72</text:p>
          </table:table-cell>
          <table:table-cell office:value-type="float" office:value="0.873333333333333" calcext:value-type="float">
            <text:p>0.8733333333</text:p>
          </table:table-cell>
          <table:table-cell office:value-type="float" office:value="0.506976744186046" calcext:value-type="float">
            <text:p>0.5069767442</text:p>
          </table:table-cell>
          <table:table-cell office:value-type="float" office:value="1.60666666666667" calcext:value-type="float">
            <text:p>1.6066666667</text:p>
          </table:table-cell>
          <table:table-cell table:formula="of:=[.H3]/[.E3]" office:value-type="float" office:value="0.447916666666667" calcext:value-type="float">
            <text:p>0.447916666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39.396468834066" calcext:value-type="float">
            <text:p>439.3964688341</text:p>
          </table:table-cell>
          <table:table-cell office:value-type="float" office:value="0" calcext:value-type="float">
            <text:p>0</text:p>
          </table:table-cell>
          <table:table-cell office:value-type="float" office:value="366.163724028394" calcext:value-type="float">
            <text:p>366.163724028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129" calcext:value-type="float">
            <text:p>129</text:p>
          </table:table-cell>
          <table:table-cell office:value-type="float" office:value="156" calcext:value-type="float">
            <text:p>156</text:p>
          </table:table-cell>
          <table:table-cell office:value-type="float" office:value="366.163724028394" calcext:value-type="float">
            <text:p>366.1637240284</text:p>
          </table:table-cell>
          <table:table-cell office:value-type="float" office:value="1.40666666666667" calcext:value-type="float">
            <text:p>1.4066666667</text:p>
          </table:table-cell>
          <table:table-cell office:value-type="float" office:value="1.56666666666667" calcext:value-type="float">
            <text:p>1.5666666667</text:p>
          </table:table-cell>
          <table:table-cell office:value-type="float" office:value="0.948717948717952" calcext:value-type="float">
            <text:p>0.9487179487</text:p>
          </table:table-cell>
          <table:table-cell office:value-type="float" office:value="1.62666666666667" calcext:value-type="float">
            <text:p>1.6266666667</text:p>
          </table:table-cell>
          <table:table-cell table:formula="of:=[.H4]/[.E4]" office:value-type="float" office:value="0.920454545454545" calcext:value-type="float">
            <text:p>0.92045454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59.101821395145" calcext:value-type="float">
            <text:p>759.1018213951</text:p>
          </table:table-cell>
          <table:table-cell office:value-type="float" office:value="0" calcext:value-type="float">
            <text:p>0</text:p>
          </table:table-cell>
          <table:table-cell office:value-type="float" office:value="632.584851162623" calcext:value-type="float">
            <text:p>632.5848511626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office:value-type="float" office:value="248" calcext:value-type="float">
            <text:p>248</text:p>
          </table:table-cell>
          <table:table-cell office:value-type="float" office:value="632.584851162624" calcext:value-type="float">
            <text:p>632.5848511626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564516129032258" calcext:value-type="float">
            <text:p>0.564516129</text:p>
          </table:table-cell>
          <table:table-cell office:value-type="float" office:value="1.69333333333333" calcext:value-type="float">
            <text:p>1.6933333333</text:p>
          </table:table-cell>
          <table:table-cell table:formula="of:=[.H5]/[.E5]" office:value-type="float" office:value="0.486238532110092" calcext:value-type="float">
            <text:p>0.486238532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722.92181145076" calcext:value-type="float">
            <text:p>3722.9218114508</text:p>
          </table:table-cell>
          <table:table-cell office:value-type="float" office:value="0" calcext:value-type="float">
            <text:p>0</text:p>
          </table:table-cell>
          <table:table-cell office:value-type="float" office:value="3102.43484287563" calcext:value-type="float">
            <text:p>3102.4348428756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9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95" calcext:value-type="float">
            <text:p>195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office:value-type="float" office:value="235.000000000022" calcext:value-type="float">
            <text:p>235</text:p>
          </table:table-cell>
          <table:table-cell office:value-type="float" office:value="3102.43484287563" calcext:value-type="float">
            <text:p>3102.4348428756</text:p>
          </table:table-cell>
          <table:table-cell office:value-type="float" office:value="1.2125" calcext:value-type="float">
            <text:p>1.2125</text:p>
          </table:table-cell>
          <table:table-cell office:value-type="float" office:value="1.40625" calcext:value-type="float">
            <text:p>1.40625</text:p>
          </table:table-cell>
          <table:table-cell office:value-type="float" office:value="0.829787234042476" calcext:value-type="float">
            <text:p>0.829787234</text:p>
          </table:table-cell>
          <table:table-cell office:value-type="float" office:value="1.6875" calcext:value-type="float">
            <text:p>1.6875</text:p>
          </table:table-cell>
          <table:table-cell table:formula="of:=[.H6]/[.E6]" office:value-type="float" office:value="0.803418803418803" calcext:value-type="float">
            <text:p>0.803418803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65.188380408449" calcext:value-type="float">
            <text:p>565.1883804084</text:p>
          </table:table-cell>
          <table:table-cell office:value-type="float" office:value="0" calcext:value-type="float">
            <text:p>0</text:p>
          </table:table-cell>
          <table:table-cell office:value-type="float" office:value="470.99031700703" calcext:value-type="float">
            <text:p>470.99031700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54" calcext:value-type="float">
            <text:p>154</text:p>
          </table:table-cell>
          <table:table-cell office:value-type="float" office:value="57" calcext:value-type="float">
            <text:p>57</text:p>
          </table:table-cell>
          <table:table-cell office:value-type="float" office:value="129" calcext:value-type="float">
            <text:p>129</text:p>
          </table:table-cell>
          <table:table-cell office:value-type="float" office:value="219" calcext:value-type="float">
            <text:p>219</text:p>
          </table:table-cell>
          <table:table-cell office:value-type="float" office:value="470.990317007031" calcext:value-type="float">
            <text:p>470.990317007</text:p>
          </table:table-cell>
          <table:table-cell office:value-type="float" office:value="0.9" calcext:value-type="float">
            <text:p>0.9</text:p>
          </table:table-cell>
          <table:table-cell office:value-type="float" office:value="1.025" calcext:value-type="float">
            <text:p>1.025</text:p>
          </table:table-cell>
          <table:table-cell office:value-type="float" office:value="0.703196347031963" calcext:value-type="float">
            <text:p>0.703196347</text:p>
          </table:table-cell>
          <table:table-cell office:value-type="float" office:value="1.35625" calcext:value-type="float">
            <text:p>1.35625</text:p>
          </table:table-cell>
          <table:table-cell table:formula="of:=[.H7]/[.E7]" office:value-type="float" office:value="0.67" calcext:value-type="float">
            <text:p>0.6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.17730378754141" calcext:value-type="float">
            <text:p>6.1773037875</text:p>
          </table:table-cell>
          <table:table-cell office:value-type="float" office:value="0" calcext:value-type="float">
            <text:p>0</text:p>
          </table:table-cell>
          <table:table-cell office:value-type="float" office:value="5.14775315626957" calcext:value-type="float">
            <text:p>5.147753156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.00000000000009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53" calcext:value-type="float">
            <text:p>53</text:p>
          </table:table-cell>
          <table:table-cell office:value-type="float" office:value="122" calcext:value-type="float">
            <text:p>122</text:p>
          </table:table-cell>
          <table:table-cell office:value-type="float" office:value="252" calcext:value-type="float">
            <text:p>252</text:p>
          </table:table-cell>
          <table:table-cell office:value-type="float" office:value="5.14775315627003" calcext:value-type="float">
            <text:p>5.1477531563</text:p>
          </table:table-cell>
          <table:table-cell office:value-type="float" office:value="0.852941176470588" calcext:value-type="float">
            <text:p>0.8529411765</text:p>
          </table:table-cell>
          <table:table-cell office:value-type="float" office:value="0.970588235294117" calcext:value-type="float">
            <text:p>0.9705882353</text:p>
          </table:table-cell>
          <table:table-cell office:value-type="float" office:value="0.579365079365079" calcext:value-type="float">
            <text:p>0.5793650794</text:p>
          </table:table-cell>
          <table:table-cell office:value-type="float" office:value="1.51176470588235" calcext:value-type="float">
            <text:p>1.5117647059</text:p>
          </table:table-cell>
          <table:table-cell table:formula="of:=[.H8]/[.E8]" office:value-type="float" office:value="0.533333333333333" calcext:value-type="float">
            <text:p>0.53333333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46.255429041599" calcext:value-type="float">
            <text:p>346.2554290416</text:p>
          </table:table-cell>
          <table:table-cell office:value-type="float" office:value="0" calcext:value-type="float">
            <text:p>0</text:p>
          </table:table-cell>
          <table:table-cell office:value-type="float" office:value="288.546190867999" calcext:value-type="float">
            <text:p>288.546190868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271" calcext:value-type="float">
            <text:p>271</text:p>
          </table:table-cell>
          <table:table-cell office:value-type="float" office:value="288.546190868" calcext:value-type="float">
            <text:p>288.546190868</text:p>
          </table:table-cell>
          <table:table-cell office:value-type="float" office:value="0.7" calcext:value-type="float">
            <text:p>0.7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424354243542435" calcext:value-type="float">
            <text:p>0.4243542435</text:p>
          </table:table-cell>
          <table:table-cell office:value-type="float" office:value="1.83125" calcext:value-type="float">
            <text:p>1.83125</text:p>
          </table:table-cell>
          <table:table-cell table:formula="of:=[.H9]/[.E9]" office:value-type="float" office:value="0.372881355932203" calcext:value-type="float">
            <text:p>0.372881355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91.238388968684" calcext:value-type="float">
            <text:p>591.2383889687</text:p>
          </table:table-cell>
          <table:table-cell office:value-type="float" office:value="0" calcext:value-type="float">
            <text:p>0</text:p>
          </table:table-cell>
          <table:table-cell office:value-type="float" office:value="492.69865747389" calcext:value-type="float">
            <text:p>492.6986574739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7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office:value-type="float" office:value="241" calcext:value-type="float">
            <text:p>241</text:p>
          </table:table-cell>
          <table:table-cell office:value-type="float" office:value="492.698657473889" calcext:value-type="float">
            <text:p>492.6986574739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0.847058823529412" calcext:value-type="float">
            <text:p>0.8470588235</text:p>
          </table:table-cell>
          <table:table-cell office:value-type="float" office:value="0.522821576763486" calcext:value-type="float">
            <text:p>0.5228215768</text:p>
          </table:table-cell>
          <table:table-cell office:value-type="float" office:value="1.59411764705882" calcext:value-type="float">
            <text:p>1.5941176471</text:p>
          </table:table-cell>
          <table:table-cell table:formula="of:=[.H10]/[.E10]" office:value-type="float" office:value="0.444444444444444" calcext:value-type="float">
            <text:p>0.444444444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41.03137324175" calcext:value-type="float">
            <text:p>1641.0313732418</text:p>
          </table:table-cell>
          <table:table-cell office:value-type="float" office:value="0" calcext:value-type="float">
            <text:p>0</text:p>
          </table:table-cell>
          <table:table-cell office:value-type="float" office:value="1367.52614436813" calcext:value-type="float">
            <text:p>1367.526144368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.04858863081202" calcext:value-type="float">
            <text:p>1.0485886308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04" calcext:value-type="float">
            <text:p>104</text:p>
          </table:table-cell>
          <table:table-cell office:value-type="float" office:value="1433.97236732262" calcext:value-type="float">
            <text:p>1433.9723673226</text:p>
          </table:table-cell>
          <table:table-cell office:value-type="float" office:value="0.478571428571429" calcext:value-type="float">
            <text:p>0.4785714286</text:p>
          </table:table-cell>
          <table:table-cell office:value-type="float" office:value="0.55" calcext:value-type="float">
            <text:p>0.55</text:p>
          </table:table-cell>
          <table:table-cell office:value-type="float" office:value="0.413461538461538" calcext:value-type="float">
            <text:p>0.4134615385</text:p>
          </table:table-cell>
          <table:table-cell office:value-type="float" office:value="1.17857142857143" calcext:value-type="float">
            <text:p>1.1785714286</text:p>
          </table:table-cell>
          <table:table-cell table:formula="of:=[.H11]/[.E11]" office:value-type="float" office:value="0.327586206896552" calcext:value-type="float">
            <text:p>0.327586206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61.83159454038" calcext:value-type="float">
            <text:p>3261.8315945404</text:p>
          </table:table-cell>
          <table:table-cell office:value-type="float" office:value="0" calcext:value-type="float">
            <text:p>0</text:p>
          </table:table-cell>
          <table:table-cell office:value-type="float" office:value="2718.19299545033" calcext:value-type="float">
            <text:p>2718.192995450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.10396235753026" calcext:value-type="float">
            <text:p>1.1039623575</text:p>
          </table:table-cell>
          <table:table-cell office:value-type="float" office:value="67" calcext:value-type="float">
            <text:p>67</text:p>
          </table:table-cell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228" calcext:value-type="float">
            <text:p>228</text:p>
          </table:table-cell>
          <table:table-cell office:value-type="float" office:value="3000.7827474796" calcext:value-type="float">
            <text:p>3000.7827474796</text:p>
          </table:table-cell>
          <table:table-cell office:value-type="float" office:value="0.9625" calcext:value-type="float">
            <text:p>0.9625</text:p>
          </table:table-cell>
          <table:table-cell office:value-type="float" office:value="1.075" calcext:value-type="float">
            <text:p>1.075</text:p>
          </table:table-cell>
          <table:table-cell office:value-type="float" office:value="0.614035087719298" calcext:value-type="float">
            <text:p>0.6140350877</text:p>
          </table:table-cell>
          <table:table-cell office:value-type="float" office:value="1.575" calcext:value-type="float">
            <text:p>1.575</text:p>
          </table:table-cell>
          <table:table-cell table:formula="of:=[.H12]/[.E12]" office:value-type="float" office:value="0.603603603603604" calcext:value-type="float">
            <text:p>0.603603603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76.94324555641" calcext:value-type="float">
            <text:p>2376.9432455564</text:p>
          </table:table-cell>
          <table:table-cell office:value-type="float" office:value="0" calcext:value-type="float">
            <text:p>0</text:p>
          </table:table-cell>
          <table:table-cell office:value-type="float" office:value="2081.59695060679" calcext:value-type="float">
            <text:p>2081.596950606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.0000000000000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22" calcext:value-type="float">
            <text:p>122</text:p>
          </table:table-cell>
          <table:table-cell office:value-type="float" office:value="2081.5969506068" calcext:value-type="float">
            <text:p>2081.5969506068</text:p>
          </table:table-cell>
          <table:table-cell office:value-type="float" office:value="0.642857142857143" calcext:value-type="float">
            <text:p>0.6428571429</text:p>
          </table:table-cell>
          <table:table-cell office:value-type="float" office:value="0.742857142857143" calcext:value-type="float">
            <text:p>0.7428571429</text:p>
          </table:table-cell>
          <table:table-cell office:value-type="float" office:value="0.508196721311475" calcext:value-type="float">
            <text:p>0.5081967213</text:p>
          </table:table-cell>
          <table:table-cell office:value-type="float" office:value="1.37857142857143" calcext:value-type="float">
            <text:p>1.3785714286</text:p>
          </table:table-cell>
          <table:table-cell table:formula="of:=[.H13]/[.E13]" office:value-type="float" office:value="0.417910447761194" calcext:value-type="float">
            <text:p>0.417910447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.1322329133527" calcext:value-type="float">
            <text:p>85.1322329134</text:p>
          </table:table-cell>
          <table:table-cell office:value-type="float" office:value="0" calcext:value-type="float">
            <text:p>0</text:p>
          </table:table-cell>
          <table:table-cell office:value-type="float" office:value="70.9435274278062" calcext:value-type="float">
            <text:p>70.9435274278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.00000000000002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238" calcext:value-type="float">
            <text:p>238</text:p>
          </table:table-cell>
          <table:table-cell office:value-type="float" office:value="70.9435274278076" calcext:value-type="float">
            <text:p>70.9435274278</text:p>
          </table:table-cell>
          <table:table-cell office:value-type="float" office:value="0.806666666666666" calcext:value-type="float">
            <text:p>0.8066666667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53781512605042" calcext:value-type="float">
            <text:p>0.5378151261</text:p>
          </table:table-cell>
          <table:table-cell office:value-type="float" office:value="1.78666666666667" calcext:value-type="float">
            <text:p>1.7866666667</text:p>
          </table:table-cell>
          <table:table-cell table:formula="of:=[.H14]/[.E14]" office:value-type="float" office:value="0.538461538461538" calcext:value-type="float">
            <text:p>0.538461538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81.73871448001" calcext:value-type="float">
            <text:p>2081.73871448</text:p>
          </table:table-cell>
          <table:table-cell office:value-type="float" office:value="0" calcext:value-type="float">
            <text:p>0</text:p>
          </table:table-cell>
          <table:table-cell office:value-type="float" office:value="1734.78226206669" calcext:value-type="float">
            <text:p>1734.7822620667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.08455931297959" calcext:value-type="float">
            <text:p>1.084559313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154" calcext:value-type="float">
            <text:p>154</text:p>
          </table:table-cell>
          <table:table-cell office:value-type="float" office:value="1881.47425831623" calcext:value-type="float">
            <text:p>1881.4742583162</text:p>
          </table:table-cell>
          <table:table-cell office:value-type="float" office:value="0.557142857142857" calcext:value-type="float">
            <text:p>0.5571428571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480519480519481" calcext:value-type="float">
            <text:p>0.4805194805</text:p>
          </table:table-cell>
          <table:table-cell office:value-type="float" office:value="1.17857142857143" calcext:value-type="float">
            <text:p>1.1785714286</text:p>
          </table:table-cell>
          <table:table-cell table:formula="of:=[.H15]/[.E15]" office:value-type="float" office:value="0.430769230769231" calcext:value-type="float">
            <text:p>0.430769230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8.889698612967" calcext:value-type="float">
            <text:p>198.889698613</text:p>
          </table:table-cell>
          <table:table-cell office:value-type="float" office:value="0" calcext:value-type="float">
            <text:p>0</text:p>
          </table:table-cell>
          <table:table-cell office:value-type="float" office:value="165.741415510796" calcext:value-type="float">
            <text:p>165.741415510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.0000000000000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74" calcext:value-type="float">
            <text:p>174</text:p>
          </table:table-cell>
          <table:table-cell office:value-type="float" office:value="165.741415510797" calcext:value-type="float">
            <text:p>165.7414155108</text:p>
          </table:table-cell>
          <table:table-cell office:value-type="float" office:value="0.471428571428571" calcext:value-type="float">
            <text:p>0.4714285714</text:p>
          </table:table-cell>
          <table:table-cell office:value-type="float" office:value="0.542857142857143" calcext:value-type="float">
            <text:p>0.5428571429</text:p>
          </table:table-cell>
          <table:table-cell office:value-type="float" office:value="0.310344827586207" calcext:value-type="float">
            <text:p>0.3103448276</text:p>
          </table:table-cell>
          <table:table-cell office:value-type="float" office:value="1.51428571428571" calcext:value-type="float">
            <text:p>1.5142857143</text:p>
          </table:table-cell>
          <table:table-cell table:formula="of:=[.H16]/[.E16]" office:value-type="float" office:value="0.253164556962025" calcext:value-type="float">
            <text:p>0.2531645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13.93578289347" calcext:value-type="float">
            <text:p>2013.9357828935</text:p>
          </table:table-cell>
          <table:table-cell office:value-type="float" office:value="0" calcext:value-type="float">
            <text:p>0</text:p>
          </table:table-cell>
          <table:table-cell office:value-type="float" office:value="1678.2798190779" calcext:value-type="float">
            <text:p>1678.2798190779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01637031377895" calcext:value-type="float">
            <text:p>1.0163703138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159" calcext:value-type="float">
            <text:p>159</text:p>
          </table:table-cell>
          <table:table-cell office:value-type="float" office:value="1705.75378632508" calcext:value-type="float">
            <text:p>1705.7537863251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09433962264151" calcext:value-type="float">
            <text:p>0.5094339623</text:p>
          </table:table-cell>
          <table:table-cell office:value-type="float" office:value="1.50625" calcext:value-type="float">
            <text:p>1.50625</text:p>
          </table:table-cell>
          <table:table-cell table:formula="of:=[.H17]/[.E17]" office:value-type="float" office:value="0.445652173913043" calcext:value-type="float">
            <text:p>0.445652173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56.30470767486" calcext:value-type="float">
            <text:p>4056.3047076749</text:p>
          </table:table-cell>
          <table:table-cell office:value-type="float" office:value="0" calcext:value-type="float">
            <text:p>0</text:p>
          </table:table-cell>
          <table:table-cell office:value-type="float" office:value="3380.25392306237" calcext:value-type="float">
            <text:p>3380.253923062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.09384321388784" calcext:value-type="float">
            <text:p>1.0938432139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217" calcext:value-type="float">
            <text:p>217</text:p>
          </table:table-cell>
          <table:table-cell office:value-type="float" office:value="3697.46781495953" calcext:value-type="float">
            <text:p>3697.4678149595</text:p>
          </table:table-cell>
          <table:table-cell office:value-type="float" office:value="0.64" calcext:value-type="float">
            <text:p>0.64</text:p>
          </table:table-cell>
          <table:table-cell office:value-type="float" office:value="0.72" calcext:value-type="float">
            <text:p>0.72</text:p>
          </table:table-cell>
          <table:table-cell office:value-type="float" office:value="0.414746543778802" calcext:value-type="float">
            <text:p>0.4147465438</text:p>
          </table:table-cell>
          <table:table-cell office:value-type="float" office:value="1.64" calcext:value-type="float">
            <text:p>1.64</text:p>
          </table:table-cell>
          <table:table-cell table:formula="of:=[.H18]/[.E18]" office:value-type="float" office:value="0.347368421052632" calcext:value-type="float">
            <text:p>0.347368421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88.20340878655" calcext:value-type="float">
            <text:p>1588.2034087866</text:p>
          </table:table-cell>
          <table:table-cell office:value-type="float" office:value="0" calcext:value-type="float">
            <text:p>0</text:p>
          </table:table-cell>
          <table:table-cell office:value-type="float" office:value="1323.50284065546" calcext:value-type="float">
            <text:p>1323.502840655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9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234" calcext:value-type="float">
            <text:p>234</text:p>
          </table:table-cell>
          <table:table-cell office:value-type="float" office:value="1323.50284065545" calcext:value-type="float">
            <text:p>1323.5028406555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0.418803418803419" calcext:value-type="float">
            <text:p>0.4188034188</text:p>
          </table:table-cell>
          <table:table-cell office:value-type="float" office:value="1.71875" calcext:value-type="float">
            <text:p>1.71875</text:p>
          </table:table-cell>
          <table:table-cell table:formula="of:=[.H19]/[.E19]" office:value-type="float" office:value="0.352380952380952" calcext:value-type="float">
            <text:p>0.352380952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16.05373182873" calcext:value-type="float">
            <text:p>3216.0537318287</text:p>
          </table:table-cell>
          <table:table-cell office:value-type="float" office:value="0" calcext:value-type="float">
            <text:p>0</text:p>
          </table:table-cell>
          <table:table-cell office:value-type="float" office:value="2680.04477652396" calcext:value-type="float">
            <text:p>2680.044776524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.02251838731912" calcext:value-type="float">
            <text:p>1.0225183873</text:p>
          </table:table-cell>
          <table:table-cell office:value-type="float" office:value="88" calcext:value-type="float">
            <text:p>88</text:p>
          </table:table-cell>
          <table:table-cell office:value-type="float" office:value="172" calcext:value-type="float">
            <text:p>172</text:p>
          </table:table-cell>
          <table:table-cell office:value-type="float" office:value="71" calcext:value-type="float">
            <text:p>71</text:p>
          </table:table-cell>
          <table:table-cell office:value-type="float" office:value="144" calcext:value-type="float">
            <text:p>144</text:p>
          </table:table-cell>
          <table:table-cell office:value-type="float" office:value="218" calcext:value-type="float">
            <text:p>218</text:p>
          </table:table-cell>
          <table:table-cell office:value-type="float" office:value="2740.39506283431" calcext:value-type="float">
            <text:p>2740.3950628343</text:p>
          </table:table-cell>
          <table:table-cell office:value-type="float" office:value="1.16875" calcext:value-type="float">
            <text:p>1.16875</text:p>
          </table:table-cell>
          <table:table-cell office:value-type="float" office:value="1.3625" calcext:value-type="float">
            <text:p>1.3625</text:p>
          </table:table-cell>
          <table:table-cell office:value-type="float" office:value="0.788990825688073" calcext:value-type="float">
            <text:p>0.7889908257</text:p>
          </table:table-cell>
          <table:table-cell office:value-type="float" office:value="1.6625" calcext:value-type="float">
            <text:p>1.6625</text:p>
          </table:table-cell>
          <table:table-cell table:formula="of:=[.H20]/[.E20]" office:value-type="float" office:value="0.785714285714286" calcext:value-type="float">
            <text:p>0.78571428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6.529584961519" calcext:value-type="float">
            <text:p>26.5295849615</text:p>
          </table:table-cell>
          <table:table-cell office:value-type="float" office:value="0" calcext:value-type="float">
            <text:p>0</text:p>
          </table:table-cell>
          <table:table-cell office:value-type="float" office:value="22.1079874679431" calcext:value-type="float">
            <text:p>22.107987467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223.999997067571" calcext:value-type="float">
            <text:p>223.9999970676</text:p>
          </table:table-cell>
          <table:table-cell office:value-type="float" office:value="22.1079874679431" calcext:value-type="float">
            <text:p>22.1079874679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508928578091059" calcext:value-type="float">
            <text:p>0.5089285781</text:p>
          </table:table-cell>
          <table:table-cell office:value-type="float" office:value="1.83333333333333" calcext:value-type="float">
            <text:p>1.8333333333</text:p>
          </table:table-cell>
          <table:table-cell table:formula="of:=[.H21]/[.E21]" office:value-type="float" office:value="0.457943925233645" calcext:value-type="float">
            <text:p>0.457943925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070.4880184214" calcext:value-type="float">
            <text:p>10070.4880184214</text:p>
          </table:table-cell>
          <table:table-cell office:value-type="float" office:value="0" calcext:value-type="float">
            <text:p>0</text:p>
          </table:table-cell>
          <table:table-cell office:value-type="float" office:value="8392.07334868447" calcext:value-type="float">
            <text:p>8392.073348684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0168820957505" calcext:value-type="float">
            <text:p>1.0168820958</text:p>
          </table:table-cell>
          <table:table-cell office:value-type="float" office:value="55" calcext:value-type="float">
            <text:p>55</text:p>
          </table:table-cell>
          <table:table-cell office:value-type="float" office:value="92.0000000000003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157" calcext:value-type="float">
            <text:p>157</text:p>
          </table:table-cell>
          <table:table-cell office:value-type="float" office:value="8533.74913450216" calcext:value-type="float">
            <text:p>8533.7491345022</text:p>
          </table:table-cell>
          <table:table-cell office:value-type="float" office:value="0.793333333333333" calcext:value-type="float">
            <text:p>0.7933333333</text:p>
          </table:table-cell>
          <table:table-cell office:value-type="float" office:value="0.926666666666666" calcext:value-type="float">
            <text:p>0.9266666667</text:p>
          </table:table-cell>
          <table:table-cell office:value-type="float" office:value="0.585987261146498" calcext:value-type="float">
            <text:p>0.5859872611</text:p>
          </table:table-cell>
          <table:table-cell office:value-type="float" office:value="1.54" calcext:value-type="float">
            <text:p>1.54</text:p>
          </table:table-cell>
          <table:table-cell table:formula="of:=[.H22]/[.E22]" office:value-type="float" office:value="0.591397849462366" calcext:value-type="float">
            <text:p>0.59139784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09.10713233603" calcext:value-type="float">
            <text:p>1009.107132336</text:p>
          </table:table-cell>
          <table:table-cell office:value-type="float" office:value="0" calcext:value-type="float">
            <text:p>0</text:p>
          </table:table-cell>
          <table:table-cell office:value-type="float" office:value="840.922610279979" calcext:value-type="float">
            <text:p>840.92261028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111.000000000001" calcext:value-type="float">
            <text:p>111</text:p>
          </table:table-cell>
          <table:table-cell office:value-type="float" office:value="233" calcext:value-type="float">
            <text:p>233</text:p>
          </table:table-cell>
          <table:table-cell office:value-type="float" office:value="840.922610279982" calcext:value-type="float">
            <text:p>840.92261028</text:p>
          </table:table-cell>
          <table:table-cell office:value-type="float" office:value="0.76875" calcext:value-type="float">
            <text:p>0.768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70815450643777" calcext:value-type="float">
            <text:p>0.5708154506</text:p>
          </table:table-cell>
          <table:table-cell office:value-type="float" office:value="1.63125" calcext:value-type="float">
            <text:p>1.63125</text:p>
          </table:table-cell>
          <table:table-cell table:formula="of:=[.H23]/[.E23]"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46.02853891865" calcext:value-type="float">
            <text:p>1146.0285389187</text:p>
          </table:table-cell>
          <table:table-cell office:value-type="float" office:value="0" calcext:value-type="float">
            <text:p>0</text:p>
          </table:table-cell>
          <table:table-cell office:value-type="float" office:value="955.023782432208" calcext:value-type="float">
            <text:p>955.023782432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171" calcext:value-type="float">
            <text:p>171</text:p>
          </table:table-cell>
          <table:table-cell office:value-type="float" office:value="955.023782432209" calcext:value-type="float">
            <text:p>955.0237824322</text:p>
          </table:table-cell>
          <table:table-cell office:value-type="float" office:value="0.678571428571429" calcext:value-type="float">
            <text:p>0.6785714286</text:p>
          </table:table-cell>
          <table:table-cell office:value-type="float" office:value="0.785714285714286" calcext:value-type="float">
            <text:p>0.7857142857</text:p>
          </table:table-cell>
          <table:table-cell office:value-type="float" office:value="0.502923976608187" calcext:value-type="float">
            <text:p>0.5029239766</text:p>
          </table:table-cell>
          <table:table-cell office:value-type="float" office:value="1.50714285714286" calcext:value-type="float">
            <text:p>1.5071428571</text:p>
          </table:table-cell>
          <table:table-cell table:formula="of:=[.H24]/[.E24]" office:value-type="float" office:value="0.430555555555556" calcext:value-type="float">
            <text:p>0.430555555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6.933937665795" calcext:value-type="float">
            <text:p>216.9339376658</text:p>
          </table:table-cell>
          <table:table-cell office:value-type="float" office:value="0" calcext:value-type="float">
            <text:p>0</text:p>
          </table:table-cell>
          <table:table-cell office:value-type="float" office:value="180.77828138815" calcext:value-type="float">
            <text:p>180.778281388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.0000000000000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103" calcext:value-type="float">
            <text:p>103</text:p>
          </table:table-cell>
          <table:table-cell office:value-type="float" office:value="290" calcext:value-type="float">
            <text:p>290</text:p>
          </table:table-cell>
          <table:table-cell office:value-type="float" office:value="180.778281388151" calcext:value-type="float">
            <text:p>180.7782813882</text:p>
          </table:table-cell>
          <table:table-cell office:value-type="float" office:value="0.675" calcext:value-type="float">
            <text:p>0.6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424137931034483" calcext:value-type="float">
            <text:p>0.424137931</text:p>
          </table:table-cell>
          <table:table-cell office:value-type="float" office:value="1.8" calcext:value-type="float">
            <text:p>1.8</text:p>
          </table:table-cell>
          <table:table-cell table:formula="of:=[.H25]/[.E25]" office:value-type="float" office:value="0.370967741935484" calcext:value-type="float">
            <text:p>0.370967741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94.24411544292" calcext:value-type="float">
            <text:p>994.2441154429</text:p>
          </table:table-cell>
          <table:table-cell office:value-type="float" office:value="0" calcext:value-type="float">
            <text:p>0</text:p>
          </table:table-cell>
          <table:table-cell office:value-type="float" office:value="828.536762869102" calcext:value-type="float">
            <text:p>828.536762869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9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  <table:table-cell office:value-type="float" office:value="51" calcext:value-type="float">
            <text:p>51</text:p>
          </table:table-cell>
          <table:table-cell office:value-type="float" office:value="111" calcext:value-type="float">
            <text:p>111</text:p>
          </table:table-cell>
          <table:table-cell office:value-type="float" office:value="302" calcext:value-type="float">
            <text:p>302</text:p>
          </table:table-cell>
          <table:table-cell office:value-type="float" office:value="828.536762869101" calcext:value-type="float">
            <text:p>828.5367628691</text:p>
          </table:table-cell>
          <table:table-cell office:value-type="float" office:value="0.817647058823529" calcext:value-type="float">
            <text:p>0.8176470588</text:p>
          </table:table-cell>
          <table:table-cell office:value-type="float" office:value="0.929411764705882" calcext:value-type="float">
            <text:p>0.9294117647</text:p>
          </table:table-cell>
          <table:table-cell office:value-type="float" office:value="0.437086092715232" calcext:value-type="float">
            <text:p>0.4370860927</text:p>
          </table:table-cell>
          <table:table-cell office:value-type="float" office:value="1.92941176470588" calcext:value-type="float">
            <text:p>1.9294117647</text:p>
          </table:table-cell>
          <table:table-cell table:formula="of:=[.H26]/[.E26]" office:value-type="float" office:value="0.433566433566434" calcext:value-type="float">
            <text:p>0.433566433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19.26272484079" calcext:value-type="float">
            <text:p>1319.2627248408</text:p>
          </table:table-cell>
          <table:table-cell office:value-type="float" office:value="0" calcext:value-type="float">
            <text:p>0</text:p>
          </table:table-cell>
          <table:table-cell office:value-type="float" office:value="1099.38560403399" calcext:value-type="float">
            <text:p>1099.385604034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.00021444216655" calcext:value-type="float">
            <text:p>1.0002144422</text:p>
          </table:table-cell>
          <table:table-cell office:value-type="float" office:value="46" calcext:value-type="float">
            <text:p>46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272" calcext:value-type="float">
            <text:p>272</text:p>
          </table:table-cell>
          <table:table-cell office:value-type="float" office:value="1099.62135866479" calcext:value-type="float">
            <text:p>1099.6213586648</text:p>
          </table:table-cell>
          <table:table-cell office:value-type="float" office:value="0.688235294117647" calcext:value-type="float">
            <text:p>0.688235294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0.386029411764706" calcext:value-type="float">
            <text:p>0.3860294118</text:p>
          </table:table-cell>
          <table:table-cell office:value-type="float" office:value="1.69411764705882" calcext:value-type="float">
            <text:p>1.6941176471</text:p>
          </table:table-cell>
          <table:table-cell table:formula="of:=[.H27]/[.E27]" office:value-type="float" office:value="0.356589147286822" calcext:value-type="float">
            <text:p>0.356589147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98.190236212" calcext:value-type="float">
            <text:p>4098.190236212</text:p>
          </table:table-cell>
          <table:table-cell office:value-type="float" office:value="0" calcext:value-type="float">
            <text:p>0</text:p>
          </table:table-cell>
          <table:table-cell office:value-type="float" office:value="3415.15853017668" calcext:value-type="float">
            <text:p>3415.1585301767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.01734852337777" calcext:value-type="float">
            <text:p>1.0173485234</text:p>
          </table:table-cell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office:value-type="float" office:value="53" calcext:value-type="float">
            <text:p>53</text:p>
          </table:table-cell>
          <table:table-cell office:value-type="float" office:value="136" calcext:value-type="float">
            <text:p>136</text:p>
          </table:table-cell>
          <table:table-cell office:value-type="float" office:value="290" calcext:value-type="float">
            <text:p>290</text:p>
          </table:table-cell>
          <table:table-cell office:value-type="float" office:value="3474.40648777625" calcext:value-type="float">
            <text:p>3474.4064877763</text:p>
          </table:table-cell>
          <table:table-cell office:value-type="float" office:value="0.91875" calcext:value-type="float">
            <text:p>0.91875</text:p>
          </table:table-cell>
          <table:table-cell office:value-type="float" office:value="1.05625" calcext:value-type="float">
            <text:p>1.05625</text:p>
          </table:table-cell>
          <table:table-cell office:value-type="float" office:value="0.562068965517241" calcext:value-type="float">
            <text:p>0.5620689655</text:p>
          </table:table-cell>
          <table:table-cell office:value-type="float" office:value="1.78125" calcext:value-type="float">
            <text:p>1.78125</text:p>
          </table:table-cell>
          <table:table-cell table:formula="of:=[.H28]/[.E28]" office:value-type="float" office:value="0.524193548387097" calcext:value-type="float">
            <text:p>0.524193548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93.92813752126" calcext:value-type="float">
            <text:p>2093.9281375213</text:p>
          </table:table-cell>
          <table:table-cell office:value-type="float" office:value="0" calcext:value-type="float">
            <text:p>0</text:p>
          </table:table-cell>
          <table:table-cell office:value-type="float" office:value="1744.94011460106" calcext:value-type="float">
            <text:p>1744.940114601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.03982781805182" calcext:value-type="float">
            <text:p>1.0398278181</text:p>
          </table:table-cell>
          <table:table-cell office:value-type="float" office:value="56" calcext:value-type="float">
            <text:p>56</text:p>
          </table:table-cell>
          <table:table-cell office:value-type="float" office:value="124" calcext:value-type="float">
            <text:p>124</text:p>
          </table:table-cell>
          <table:table-cell office:value-type="float" office:value="47" calcext:value-type="float">
            <text:p>47</text:p>
          </table:table-cell>
          <table:table-cell office:value-type="float" office:value="104" calcext:value-type="float">
            <text:p>104</text:p>
          </table:table-cell>
          <table:table-cell office:value-type="float" office:value="235" calcext:value-type="float">
            <text:p>235</text:p>
          </table:table-cell>
          <table:table-cell office:value-type="float" office:value="1814.43727199671" calcext:value-type="float">
            <text:p>1814.4372719967</text:p>
          </table:table-cell>
          <table:table-cell office:value-type="float" office:value="0.770588235294118" calcext:value-type="float">
            <text:p>0.7705882353</text:p>
          </table:table-cell>
          <table:table-cell office:value-type="float" office:value="0.864705882352941" calcext:value-type="float">
            <text:p>0.8647058824</text:p>
          </table:table-cell>
          <table:table-cell office:value-type="float" office:value="0.527659574468085" calcext:value-type="float">
            <text:p>0.5276595745</text:p>
          </table:table-cell>
          <table:table-cell office:value-type="float" office:value="1.47058823529412" calcext:value-type="float">
            <text:p>1.4705882353</text:p>
          </table:table-cell>
          <table:table-cell table:formula="of:=[.H29]/[.E29]" office:value-type="float" office:value="0.513761467889908" calcext:value-type="float">
            <text:p>0.513761467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68.26816502666" calcext:value-type="float">
            <text:p>2068.2681650267</text:p>
          </table:table-cell>
          <table:table-cell office:value-type="float" office:value="0" calcext:value-type="float">
            <text:p>0</text:p>
          </table:table-cell>
          <table:table-cell office:value-type="float" office:value="1723.55680418888" calcext:value-type="float">
            <text:p>1723.5568041889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9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74" calcext:value-type="float">
            <text:p>174</text:p>
          </table:table-cell>
          <table:table-cell office:value-type="float" office:value="57" calcext:value-type="float">
            <text:p>57</text:p>
          </table:table-cell>
          <table:table-cell office:value-type="float" office:value="145" calcext:value-type="float">
            <text:p>145</text:p>
          </table:table-cell>
          <table:table-cell office:value-type="float" office:value="297" calcext:value-type="float">
            <text:p>297</text:p>
          </table:table-cell>
          <table:table-cell office:value-type="float" office:value="1723.55680418888" calcext:value-type="float">
            <text:p>1723.5568041889</text:p>
          </table:table-cell>
          <table:table-cell office:value-type="float" office:value="0.94375" calcext:value-type="float">
            <text:p>0.94375</text:p>
          </table:table-cell>
          <table:table-cell office:value-type="float" office:value="1.1125" calcext:value-type="float">
            <text:p>1.1125</text:p>
          </table:table-cell>
          <table:table-cell office:value-type="float" office:value="0.585858585858586" calcext:value-type="float">
            <text:p>0.5858585859</text:p>
          </table:table-cell>
          <table:table-cell office:value-type="float" office:value="1.8625" calcext:value-type="float">
            <text:p>1.8625</text:p>
          </table:table-cell>
          <table:table-cell table:formula="of:=[.H30]/[.E30]" office:value-type="float" office:value="0.577235772357724" calcext:value-type="float">
            <text:p>0.577235772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28.19638713661" calcext:value-type="float">
            <text:p>3128.1963871366</text:p>
          </table:table-cell>
          <table:table-cell office:value-type="float" office:value="0" calcext:value-type="float">
            <text:p>0</text:p>
          </table:table-cell>
          <table:table-cell office:value-type="float" office:value="2606.83032261384" calcext:value-type="float">
            <text:p>2606.8303226138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.00416795011589" calcext:value-type="float">
            <text:p>1.0041679501</text:p>
          </table:table-cell>
          <table:table-cell office:value-type="float" office:value="66" calcext:value-type="float">
            <text:p>66</text:p>
          </table:table-cell>
          <table:table-cell office:value-type="float" office:value="152" calcext:value-type="float">
            <text:p>152</text:p>
          </table:table-cell>
          <table:table-cell office:value-type="float" office:value="54" calcext:value-type="float">
            <text:p>54</text:p>
          </table:table-cell>
          <table:table-cell office:value-type="float" office:value="127" calcext:value-type="float">
            <text:p>127</text:p>
          </table:table-cell>
          <table:table-cell office:value-type="float" office:value="282.999999999999" calcext:value-type="float">
            <text:p>283</text:p>
          </table:table-cell>
          <table:table-cell office:value-type="float" office:value="2617.69546135907" calcext:value-type="float">
            <text:p>2617.6954613591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1" calcext:value-type="float">
            <text:p>1</text:p>
          </table:table-cell>
          <table:table-cell office:value-type="float" office:value="0.537102473498234" calcext:value-type="float">
            <text:p>0.5371024735</text:p>
          </table:table-cell>
          <table:table-cell office:value-type="float" office:value="1.64117647058824" calcext:value-type="float">
            <text:p>1.6411764706</text:p>
          </table:table-cell>
          <table:table-cell table:formula="of:=[.H31]/[.E31]" office:value-type="float" office:value="0.528" calcext:value-type="float">
            <text:p>0.5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08.58484643445" calcext:value-type="float">
            <text:p>2408.5848464345</text:p>
          </table:table-cell>
          <table:table-cell office:value-type="float" office:value="0" calcext:value-type="float">
            <text:p>0</text:p>
          </table:table-cell>
          <table:table-cell office:value-type="float" office:value="2007.15403869538" calcext:value-type="float">
            <text:p>2007.1540386954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00310361778227" calcext:value-type="float">
            <text:p>1.0031036178</text:p>
          </table:table-cell>
          <table:table-cell office:value-type="float" office:value="71" calcext:value-type="float">
            <text:p>71</text:p>
          </table:table-cell>
          <table:table-cell office:value-type="float" office:value="143.9999984431" calcext:value-type="float">
            <text:p>143.9999984431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179" calcext:value-type="float">
            <text:p>179</text:p>
          </table:table-cell>
          <table:table-cell office:value-type="float" office:value="2013.38347766163" calcext:value-type="float">
            <text:p>2013.3834776616</text:p>
          </table:table-cell>
          <table:table-cell office:value-type="float" office:value="0.9875" calcext:value-type="float">
            <text:p>0.9875</text:p>
          </table:table-cell>
          <table:table-cell office:value-type="float" office:value="1.1375" calcext:value-type="float">
            <text:p>1.1375</text:p>
          </table:table-cell>
          <table:table-cell office:value-type="float" office:value="0.80446926504525" calcext:value-type="float">
            <text:p>0.804469265</text:p>
          </table:table-cell>
          <table:table-cell office:value-type="float" office:value="1.40625" calcext:value-type="float">
            <text:p>1.40625</text:p>
          </table:table-cell>
          <table:table-cell table:formula="of:=[.H32]/[.E32]" office:value-type="float" office:value="0.771739130434783" calcext:value-type="float">
            <text:p>0.771739130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2.438339633037" calcext:value-type="float">
            <text:p>382.438339633</text:p>
          </table:table-cell>
          <table:table-cell office:value-type="float" office:value="0" calcext:value-type="float">
            <text:p>0</text:p>
          </table:table-cell>
          <table:table-cell office:value-type="float" office:value="318.698616360876" calcext:value-type="float">
            <text:p>318.6986163609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24" calcext:value-type="float">
            <text:p>124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office:value-type="float" office:value="298" calcext:value-type="float">
            <text:p>298</text:p>
          </table:table-cell>
          <table:table-cell office:value-type="float" office:value="318.698616360876" calcext:value-type="float">
            <text:p>318.6986163609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0.852941176470588" calcext:value-type="float">
            <text:p>0.8529411765</text:p>
          </table:table-cell>
          <table:table-cell office:value-type="float" office:value="0.416107382550336" calcext:value-type="float">
            <text:p>0.4161073826</text:p>
          </table:table-cell>
          <table:table-cell office:value-type="float" office:value="1.93529411764706" calcext:value-type="float">
            <text:p>1.9352941176</text:p>
          </table:table-cell>
          <table:table-cell table:formula="of:=[.H33]/[.E33]" office:value-type="float" office:value="0.369565217391304" calcext:value-type="float">
            <text:p>0.369565217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47.709637352236" calcext:value-type="float">
            <text:p>747.7096373522</text:p>
          </table:table-cell>
          <table:table-cell office:value-type="float" office:value="0" calcext:value-type="float">
            <text:p>0</text:p>
          </table:table-cell>
          <table:table-cell office:value-type="float" office:value="623.0913644602" calcext:value-type="float">
            <text:p>623.0913644602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.03530161027985" calcext:value-type="float">
            <text:p>1.0353016103</text:p>
          </table:table-cell>
          <table:table-cell office:value-type="float" office:value="89" calcext:value-type="float">
            <text:p>89</text:p>
          </table:table-cell>
          <table:table-cell office:value-type="float" office:value="194" calcext:value-type="float">
            <text:p>194</text:p>
          </table:table-cell>
          <table:table-cell office:value-type="float" office:value="73" calcext:value-type="float">
            <text:p>73</text:p>
          </table:table-cell>
          <table:table-cell office:value-type="float" office:value="162" calcext:value-type="float">
            <text:p>162</text:p>
          </table:table-cell>
          <table:table-cell office:value-type="float" office:value="238.999999999999" calcext:value-type="float">
            <text:p>239</text:p>
          </table:table-cell>
          <table:table-cell office:value-type="float" office:value="645.087492977114" calcext:value-type="float">
            <text:p>645.0874929771</text:p>
          </table:table-cell>
          <table:table-cell office:value-type="float" office:value="1.16875" calcext:value-type="float">
            <text:p>1.16875</text:p>
          </table:table-cell>
          <table:table-cell office:value-type="float" office:value="1.3375" calcext:value-type="float">
            <text:p>1.3375</text:p>
          </table:table-cell>
          <table:table-cell office:value-type="float" office:value="0.811715481171553" calcext:value-type="float">
            <text:p>0.8117154812</text:p>
          </table:table-cell>
          <table:table-cell office:value-type="float" office:value="1.65" calcext:value-type="float">
            <text:p>1.65</text:p>
          </table:table-cell>
          <table:table-cell table:formula="of:=[.H34]/[.E34]" office:value-type="float" office:value="0.754237288135593" calcext:value-type="float">
            <text:p>0.754237288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18.88614003961" calcext:value-type="float">
            <text:p>1118.8861400396</text:p>
          </table:table-cell>
          <table:table-cell office:value-type="float" office:value="0" calcext:value-type="float">
            <text:p>0</text:p>
          </table:table-cell>
          <table:table-cell office:value-type="float" office:value="932.405116699687" calcext:value-type="float">
            <text:p>932.4051166997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.0175010390392" calcext:value-type="float">
            <text:p>1.017501039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 office:value-type="float" office:value="948.723175047395" calcext:value-type="float">
            <text:p>948.7231750474</text:p>
          </table:table-cell>
          <table:table-cell office:value-type="float" office:value="0.693333333333333" calcext:value-type="float">
            <text:p>0.6933333333</text:p>
          </table:table-cell>
          <table:table-cell office:value-type="float" office:value="0.8" calcext:value-type="float">
            <text:p>0.8</text:p>
          </table:table-cell>
          <table:table-cell office:value-type="float" office:value="0.524137931034483" calcext:value-type="float">
            <text:p>0.524137931</text:p>
          </table:table-cell>
          <table:table-cell office:value-type="float" office:value="1.44666666666667" calcext:value-type="float">
            <text:p>1.4466666667</text:p>
          </table:table-cell>
          <table:table-cell table:formula="of:=[.H35]/[.E35]" office:value-type="float" office:value="0.48314606741573" calcext:value-type="float">
            <text:p>0.483146067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.6906280293733" calcext:value-type="float">
            <text:p>18.6906280294</text:p>
          </table:table-cell>
          <table:table-cell office:value-type="float" office:value="0" calcext:value-type="float">
            <text:p>0</text:p>
          </table:table-cell>
          <table:table-cell office:value-type="float" office:value="15.5755233578125" calcext:value-type="float">
            <text:p>15.5755233578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42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147" calcext:value-type="float">
            <text:p>147</text:p>
          </table:table-cell>
          <table:table-cell office:value-type="float" office:value="15.5755233578116" calcext:value-type="float">
            <text:p>15.5755233578</text:p>
          </table:table-cell>
          <table:table-cell office:value-type="float" office:value="0.821428571428571" calcext:value-type="float">
            <text:p>0.8214285714</text:p>
          </table:table-cell>
          <table:table-cell office:value-type="float" office:value="0.964285714285714" calcext:value-type="float">
            <text:p>0.9642857143</text:p>
          </table:table-cell>
          <table:table-cell office:value-type="float" office:value="0.557823129251701" calcext:value-type="float">
            <text:p>0.5578231293</text:p>
          </table:table-cell>
          <table:table-cell office:value-type="float" office:value="1.60714285714286" calcext:value-type="float">
            <text:p>1.6071428571</text:p>
          </table:table-cell>
          <table:table-cell table:formula="of:=[.H36]/[.E36]" office:value-type="float" office:value="0.506172839506173" calcext:value-type="float">
            <text:p>0.50617283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79.372994874636" calcext:value-type="float">
            <text:p>979.3729948746</text:p>
          </table:table-cell>
          <table:table-cell office:value-type="float" office:value="0" calcext:value-type="float">
            <text:p>0</text:p>
          </table:table-cell>
          <table:table-cell office:value-type="float" office:value="816.144162395543" calcext:value-type="float">
            <text:p>816.1441623955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.02220997393972" calcext:value-type="float">
            <text:p>1.0222099739</text:p>
          </table:table-cell>
          <table:table-cell office:value-type="float" office:value="47" calcext:value-type="float">
            <text:p>47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229" calcext:value-type="float">
            <text:p>229</text:p>
          </table:table-cell>
          <table:table-cell office:value-type="float" office:value="834.270702973403" calcext:value-type="float">
            <text:p>834.2707029734</text:p>
          </table:table-cell>
          <table:table-cell office:value-type="float" office:value="0.70625" calcext:value-type="float">
            <text:p>0.70625</text:p>
          </table:table-cell>
          <table:table-cell office:value-type="float" office:value="0.825" calcext:value-type="float">
            <text:p>0.825</text:p>
          </table:table-cell>
          <table:table-cell office:value-type="float" office:value="0.454148471615721" calcext:value-type="float">
            <text:p>0.4541484716</text:p>
          </table:table-cell>
          <table:table-cell office:value-type="float" office:value="1.58125" calcext:value-type="float">
            <text:p>1.58125</text:p>
          </table:table-cell>
          <table:table-cell table:formula="of:=[.H37]/[.E37]" office:value-type="float" office:value="0.415929203539823" calcext:value-type="float">
            <text:p>0.41592920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379.86092253479" calcext:value-type="float">
            <text:p>6379.8609225348</text:p>
          </table:table-cell>
          <table:table-cell office:value-type="float" office:value="0" calcext:value-type="float">
            <text:p>0</text:p>
          </table:table-cell>
          <table:table-cell office:value-type="float" office:value="5316.55076877899" calcext:value-type="float">
            <text:p>5316.55076877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07036280837942" calcext:value-type="float">
            <text:p>1.0703628084</text:p>
          </table:table-cell>
          <table:table-cell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office:value-type="float" office:value="108" calcext:value-type="float">
            <text:p>108</text:p>
          </table:table-cell>
          <table:table-cell office:value-type="float" office:value="222.000000000002" calcext:value-type="float">
            <text:p>222</text:p>
          </table:table-cell>
          <table:table-cell office:value-type="float" office:value="5690.63821176205" calcext:value-type="float">
            <text:p>5690.6382117621</text:p>
          </table:table-cell>
          <table:table-cell office:value-type="float" office:value="0.826666666666667" calcext:value-type="float">
            <text:p>0.8266666667</text:p>
          </table:table-cell>
          <table:table-cell office:value-type="float" office:value="0.946666666666667" calcext:value-type="float">
            <text:p>0.9466666667</text:p>
          </table:table-cell>
          <table:table-cell office:value-type="float" office:value="0.581081081081075" calcext:value-type="float">
            <text:p>0.5810810811</text:p>
          </table:table-cell>
          <table:table-cell office:value-type="float" office:value="1.64" calcext:value-type="float">
            <text:p>1.64</text:p>
          </table:table-cell>
          <table:table-cell table:formula="of:=[.H38]/[.E38]" office:value-type="float" office:value="0.52" calcext:value-type="float">
            <text:p>0.52</text:p>
          </table:table-cell>
        </table:table-row>
        <table:table-row table:style-name="ro2">
          <table:table-cell table:style-name="ce1" table:formula="of:=AVERAGE([.A2:.A38])" office:value-type="float" office:value="0" calcext:value-type="float">
            <text:p>0</text:p>
          </table:table-cell>
          <table:table-cell table:style-name="ce1" table:formula="of:=AVERAGE([.B2:.B38])" office:value-type="float" office:value="1893.11935126545" calcext:value-type="float">
            <text:p>1893.1193512655</text:p>
          </table:table-cell>
          <table:table-cell table:style-name="ce1" table:formula="of:=AVERAGE([.C2:.C38])" office:value-type="float" office:value="0" calcext:value-type="float">
            <text:p>0</text:p>
          </table:table-cell>
          <table:table-cell table:style-name="ce1" table:formula="of:=AVERAGE([.D2:.D38])" office:value-type="float" office:value="1580.3240786485" calcext:value-type="float">
            <text:p>1580.3240786485</text:p>
          </table:table-cell>
          <table:table-cell table:style-name="ce1" table:formula="of:=AVERAGE([.E2:.E38])" office:value-type="float" office:value="103.945945945946" calcext:value-type="float">
            <text:p>103.9459459459</text:p>
          </table:table-cell>
          <table:table-cell table:style-name="ce1" table:formula="of:=AVERAGE([.F2:.F38])" office:value-type="float" office:value="0" calcext:value-type="float">
            <text:p>0</text:p>
          </table:table-cell>
          <table:table-cell table:style-name="ce2" table:formula="of:=AVERAGE([.G2:.G38])" office:value-type="float" office:value="1.01612870527543" calcext:value-type="float">
            <text:p>1.0161287053</text:p>
          </table:table-cell>
          <table:table-cell table:style-name="ce1" table:formula="of:=AVERAGE([.H2:.H38])" office:value-type="float" office:value="52.5405405405405" calcext:value-type="float">
            <text:p>52.5405405405</text:p>
          </table:table-cell>
          <table:table-cell table:style-name="ce1" table:formula="of:=AVERAGE([.I2:.I38])" office:value-type="float" office:value="118.864864822787" calcext:value-type="float">
            <text:p>118.8648648228</text:p>
          </table:table-cell>
          <table:table-cell table:style-name="ce1" table:formula="of:=AVERAGE([.J2:.J38])" office:value-type="float" office:value="42.6486486486486" calcext:value-type="float">
            <text:p>42.6486486486</text:p>
          </table:table-cell>
          <table:table-cell table:style-name="ce1" table:formula="of:=AVERAGE([.K2:.K38])" office:value-type="float" office:value="99.7567567567568" calcext:value-type="float">
            <text:p>99.7567567568</text:p>
          </table:table-cell>
          <table:table-cell table:style-name="ce1" table:formula="of:=AVERAGE([.L2:.L38])" office:value-type="float" office:value="218.945945866692" calcext:value-type="float">
            <text:p>218.9459458667</text:p>
          </table:table-cell>
          <table:table-cell table:style-name="ce1" table:formula="of:=AVERAGE([.M2:.M38])" office:value-type="float" office:value="1624.08206568279" calcext:value-type="float">
            <text:p>1624.0820656828</text:p>
          </table:table-cell>
          <table:table-cell table:style-name="ce1" table:formula="of:=AVERAGE([.N2:.N38])" office:value-type="float" office:value="0.803994435612083" calcext:value-type="float">
            <text:p>0.8039944356</text:p>
          </table:table-cell>
          <table:table-cell table:style-name="ce1" table:formula="of:=AVERAGE([.O2:.O38])" office:value-type="float" office:value="0.924902528578999" calcext:value-type="float">
            <text:p>0.9249025286</text:p>
          </table:table-cell>
          <table:table-cell table:style-name="ce2" table:formula="of:=AVERAGE([.P2:.P38])" office:value-type="float" office:value="0.546184964349093" calcext:value-type="float">
            <text:p>0.5461849643</text:p>
          </table:table-cell>
          <table:table-cell table:style-name="ce1" table:formula="of:=AVERAGE([.Q2:.Q38])" office:value-type="float" office:value="1.6089393595276" calcext:value-type="float">
            <text:p>1.6089393595</text:p>
          </table:table-cell>
          <table:table-cell table:style-name="ce2" table:formula="of:=AVERAGE([.R2:.R38])" office:value-type="float" office:value="0.502332440188475" calcext:value-type="float">
            <text:p>0.5023324402</text:p>
          </table:table-cell>
        </table:table-row>
        <table:table-row table:style-name="ro2">
          <table:table-cell table:style-name="ce1" table:formula="of:=STDEV([.A2:.A38])" office:value-type="float" office:value="0" calcext:value-type="float">
            <text:p>0</text:p>
          </table:table-cell>
          <table:table-cell table:style-name="ce1" table:formula="of:=STDEV([.B2:.B38])" office:value-type="float" office:value="2030.83524754331" calcext:value-type="float">
            <text:p>2030.8352475433</text:p>
          </table:table-cell>
          <table:table-cell table:style-name="ce1" table:formula="of:=STDEV([.C2:.C38])" office:value-type="float" office:value="0" calcext:value-type="float">
            <text:p>0</text:p>
          </table:table-cell>
          <table:table-cell table:style-name="ce1" table:formula="of:=STDEV([.D2:.D38])" office:value-type="float" office:value="1693.11083224263" calcext:value-type="float">
            <text:p>1693.1108322426</text:p>
          </table:table-cell>
          <table:table-cell table:style-name="ce1" table:formula="of:=STDEV([.E2:.E38])" office:value-type="float" office:value="20.4164230542554" calcext:value-type="float">
            <text:p>20.4164230543</text:p>
          </table:table-cell>
          <table:table-cell table:style-name="ce1" table:formula="of:=STDEV([.F2:.F38])" office:value-type="float" office:value="0" calcext:value-type="float">
            <text:p>0</text:p>
          </table:table-cell>
          <table:table-cell table:style-name="ce2" table:formula="of:=STDEV([.G2:.G38])" office:value-type="float" office:value="0.0286123019234401" calcext:value-type="float">
            <text:p>0.0286123019</text:p>
          </table:table-cell>
          <table:table-cell table:style-name="ce1" table:formula="of:=STDEV([.H2:.H38])" office:value-type="float" office:value="18.7195598752193" calcext:value-type="float">
            <text:p>18.7195598752</text:p>
          </table:table-cell>
          <table:table-cell table:style-name="ce1" table:formula="of:=STDEV([.I2:.I38])" office:value-type="float" office:value="37.6498208074748" calcext:value-type="float">
            <text:p>37.6498208075</text:p>
          </table:table-cell>
          <table:table-cell table:style-name="ce1" table:formula="of:=STDEV([.J2:.J38])" office:value-type="float" office:value="15.9290374547314" calcext:value-type="float">
            <text:p>15.9290374547</text:p>
          </table:table-cell>
          <table:table-cell table:style-name="ce1" table:formula="of:=STDEV([.K2:.K38])" office:value-type="float" office:value="31.5615847769664" calcext:value-type="float">
            <text:p>31.561584777</text:p>
          </table:table-cell>
          <table:table-cell table:style-name="ce1" table:formula="of:=STDEV([.L2:.L38])" office:value-type="float" office:value="52.2722286215399" calcext:value-type="float">
            <text:p>52.2722286215</text:p>
          </table:table-cell>
          <table:table-cell table:style-name="ce1" table:formula="of:=STDEV([.M2:.M38])" office:value-type="float" office:value="1750.79680353347" calcext:value-type="float">
            <text:p>1750.7968035335</text:p>
          </table:table-cell>
          <table:table-cell table:style-name="ce1" table:formula="of:=STDEV([.N2:.N38])" office:value-type="float" office:value="0.199558777823534" calcext:value-type="float">
            <text:p>0.1995587778</text:p>
          </table:table-cell>
          <table:table-cell table:style-name="ce1" table:formula="of:=STDEV([.O2:.O38])" office:value-type="float" office:value="0.227052868324342" calcext:value-type="float">
            <text:p>0.2270528683</text:p>
          </table:table-cell>
          <table:table-cell table:style-name="ce2" table:formula="of:=STDEV([.P2:.P38])" office:value-type="float" office:value="0.141835446234233" calcext:value-type="float">
            <text:p>0.1418354462</text:p>
          </table:table-cell>
          <table:table-cell table:style-name="ce1" table:formula="of:=STDEV([.Q2:.Q38])" office:value-type="float" office:value="0.177864798083544" calcext:value-type="float">
            <text:p>0.1778647981</text:p>
          </table:table-cell>
          <table:table-cell table:style-name="ce2" table:formula="of:=STDEV([.R2:.R38])" office:value-type="float" office:value="0.152046752812931" calcext:value-type="float">
            <text:p>0.15204675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/00/0000</text:date>, <text:time style:data-style-name="N2" text:time-value="0000-00-00T00:00:02.218311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4T17:14:04.781788173</dc:date>
    <dc:creator>alexander </dc:creator>
    <meta:generator>LibreOffice/4.1.2.3$Linux_X86_64 LibreOffice_project/410m0$Build-3</meta:generator>
    <meta:editing-duration>PT1M34S</meta:editing-duration>
    <meta:editing-cycles>4</meta:editing-cycles>
    <meta:document-statistic meta:table-count="1" meta:cell-count="720" meta:object-count="0"/>
  </office:meta>
</office:document-meta>
</file>